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font-size="11pt" style:font-name="Arial" style:font-size-asian="11pt" style:font-size-complex="11pt"/>
    </style:style>
    <style:style style:family="paragraph" style:name="P3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color="#008000" fo:country="US" fo:font-size="11pt" fo:font-style="italic" fo:language="en" style:font-name="Arial" style:font-size-asian="11pt" style:font-size-complex="11pt" style:font-style-asian="italic" style:font-style-complex="italic"/>
    </style:style>
    <style:style style:family="paragraph" style:name="P6" style:parent-style-name="Header">
      <style:paragraph-properties fo:text-align="end" style:justify-single-word="false"/>
      <style:text-properties fo:country="US" fo:language="en"/>
    </style:style>
    <style:style style:family="paragraph" style:name="P7" style:parent-style-name="Standard">
      <style:text-properties fo:color="#0000ff" fo:country="US" fo:font-size="11pt" fo:language="en" style:font-name="Arial" style:font-size-asian="11pt" style:font-size-complex="11pt"/>
    </style:style>
    <style:style style:family="paragraph" style:name="P8" style:parent-style-name="Footer">
      <style:text-properties fo:country="US" fo:language="en"/>
    </style:style>
    <style:style style:family="text" style:name="T1">
      <style:text-properties fo:country="US" fo:language="en"/>
    </style:style>
    <style:style style:family="text" style:name="T2">
      <style:text-properties fo:country="US" fo:font-weight="bold" fo:language="en" style:font-weight-asian="bold" style:font-weight-complex="bold"/>
    </style:style>
    <style:style style:family="text" style:name="T3">
      <style:text-properties fo:country="US" fo:font-style="italic" fo:language="en" style:font-style-asian="italic" style:font-style-complex="italic"/>
    </style:style>
    <style:style style:family="text" style:name="T4">
      <style:text-properties fo:color="#2323dc" fo:country="US" fo:language="en"/>
    </style:style>
    <style:style style:family="text" style:name="T5">
      <style:text-properties fo:color="#0000ff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  <text:user-field-decl office:string-value="valueOfField3" office:value-type="string" text:name="field3"/>
      </text:user-field-decls>
      <text:section text:name="Section1" text:style-name="Sect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span>The<text:s text:c="9"/>value<text:s text:c="3"/>of<text:s text:c="2"/>field1<text:s text:c="2"/>with spaces</text:span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span>The value of field2</text:span></text:span><text:span text:style-name="T1">.</text:span></text:p>
        <text:p text:style-name="P3">Values of user fields are in blue.</text:p>
        <text:p text:style-name="P3">The first field is displayed one more time: <text:span text:style-name="T5"><text:span>The<text:s text:c="9"/>value<text:s text:c="3"/>of<text:s text:c="2"/>field1<text:s text:c="2"/>with spaces</text:span></text:span></text:p>
        <text:p text:style-name="P7"/>
        <text:p text:style-name="P5">The same fields are displayed one more time, with a new style (green and intalics) in the same paragraph, <text:s/>presenting <text:span>The<text:s text:c="9"/>value<text:s text:c="3"/>of<text:s text:c="2"/>field1<text:s text:c="2"/>with spaces</text:span> and then <text:span>The value of field2</text:span>. These are two fields in the same paragraph with the same style.</text:p>
        <text:p text:style-name="P7"/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style style:family="paragraph" style:name="MP1" style:parent-style-name="Header">
      <style:paragraph-properties fo:text-align="end" style:justify-single-word="false"/>
      <style:text-properties fo:country="US" fo:language="en"/>
    </style:style>
    <style:style style:family="paragraph" style:name="MP2" style:parent-style-name="Footer">
      <style:text-properties fo:country="US" fo:language="en"/>
    </style:style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>
        <style:header-footer-properties fo:margin-bottom="0.499cm" fo:min-height="0cm"/>
      </style:header-style>
      <style:footer-style>
        <style:header-footer-properties fo:margin-top="0.499cm" fo:min-height="0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string-value="valueOfField1" office:value-type="string" text:name="field1"/>
        </text:user-field-decls>
        <text:p text:style-name="MP1">Main field (field1): <text:span>The<text:s text:c="9"/>value<text:s text:c="3"/>of<text:s text:c="2"/>field1<text:s text:c="2"/>with spaces</text:span></text:p>
      </style:header>
      <style:footer>
        <text:user-field-decls>
          <text:user-field-decl office:string-value="valueOfField3" office:value-type="string" text:name="field3"/>
        </text:user-field-decls>
        <text:p text:style-name="MP2">Footer prints field 3: <text:span>Field #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11-22T15:22:19.82</dc:date>
    <dc:creator>Spyros Nakos</dc:creator>
    <meta:editing-duration>PT02H10M43S</meta:editing-duration>
    <meta:editing-cycles>9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117" meta:character-count="696"/>
  </office:meta>
</office:document-meta>
</file>